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47b57" officeooo:paragraph-rsid="00047b5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yugusydgfusydgf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1T21:12:08.922988781</meta:creation-date>
    <dc:date>2017-10-01T21:12:25.370788410</dc:date>
    <meta:editing-duration>PT19S</meta:editing-duration>
    <meta:editing-cycles>1</meta:editing-cycles>
    <meta:document-statistic meta:table-count="0" meta:image-count="0" meta:object-count="0" meta:page-count="1" meta:paragraph-count="1" meta:word-count="1" meta:character-count="17" meta:non-whitespace-character-count="17"/>
    <meta:generator>LibreOffice/5.3.1.2$Linux_x86 LibreOffice_project/30m0$Build-2</meta:generator>
  </office:meta>
</office:document-meta>
</file>